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ebuchet MS"/>
    </style:style>
    <style:style style:name="P2" style:family="paragraph" style:parent-style-name="Standard">
      <style:text-properties style:font-name="Trebuchet MS" fo:font-size="24pt" style:font-size-asian="24pt" style:font-size-complex="2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kst Java en .Net </text:p>
      <text:p text:style-name="P1"/>
      <text:p text:style-name="P1">Het verhaal is interessanter dan ik dacht, want ik wist niet dat .Net op Mac en op Linux <text:s/></text:p>
      <text:p text:style-name="P1">werd gebruikt, puls ik dacht dat Java meer werd gebruikt dan .Net maar dat is dus niet zo. Het is wel zo dat meeste bedrijven die Java gebruiken zijn wel transparant, dus dat ze niet zo maar al hun geheimen openleggen voor iedereen <text:s/>en dat is best slim vind ik zelf. Het is best grappig dat de meeste Ontwikkelaars lui zijn niet in een slechte zin maar juist goed want ze proberen fouten in het systeem zo simpel mogelijk proberen op te lossen, wat ook interessant was is dat Java-technologie staat voor Openheid en Open sou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ner </meta:initial-creator>
    <meta:creation-date>2017-09-28T12:52:24.70</meta:creation-date>
    <meta:document-statistic meta:table-count="0" meta:image-count="0" meta:object-count="0" meta:page-count="1" meta:paragraph-count="3" meta:word-count="118" meta:character-count="637"/>
    <dc:date>2017-09-28T13:58:07.60</dc:date>
    <dc:creator>oner </dc:creator>
    <meta:editing-duration>PT50M29S</meta:editing-duration>
    <meta:editing-cycles>1</meta:editing-cycles>
    <meta:generator>OpenOffice/4.1.2$Win32 OpenOffice.org_project/412m3$Build-9782</meta:generator>
  </office:meta>
</office:document-meta>
</file>